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Source Sans Pro Black" svg:font-family="'Source Sans Pro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00" style:font-name="Source Sans Pro Black" fo:font-size="20pt" fo:font-weight="bold" officeooo:rsid="0019f809" officeooo:paragraph-rsid="0019f80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ff0000" style:font-name="Arial" fo:font-size="12pt" fo:font-weight="bold" officeooo:rsid="001c6aa8" officeooo:paragraph-rsid="001c6aa8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9f809" officeooo:paragraph-rsid="0019f80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a5add" officeooo:paragraph-rsid="001a5add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b104c" officeooo:paragraph-rsid="001b104c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b104c" officeooo:paragraph-rsid="001c6aa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12pt" fo:font-weight="normal" officeooo:rsid="001b104c" officeooo:paragraph-rsid="001c6aa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c6aa8" officeooo:paragraph-rsid="001c6aa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e81e3" officeooo:paragraph-rsid="001e81e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e81e3" officeooo:paragraph-rsid="001f4d2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1f4d27" officeooo:paragraph-rsid="001f4d2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14b17" officeooo:paragraph-rsid="00214b1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30c8a" officeooo:paragraph-rsid="00230c8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47946" officeooo:paragraph-rsid="0024794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265cde" officeooo:paragraph-rsid="00265cd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Arial" fo:font-size="12pt" fo:font-style="italic" fo:font-weight="normal" officeooo:rsid="0019f809" officeooo:paragraph-rsid="0019f809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b104c" officeooo:paragraph-rsid="001b104c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fo:font-weight="bold" officeooo:rsid="001f4d27" officeooo:paragraph-rsid="001f4d27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fo:font-weight="normal" officeooo:rsid="007ee83a" officeooo:paragraph-rsid="001f4d27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paragraph-rsid="001c6aa8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c6aa8"/>
    </style:style>
    <style:style style:name="P22" style:family="paragraph" style:parent-style-name="Standard">
      <style:paragraph-properties fo:text-align="start" style:justify-single-word="false"/>
      <style:text-properties fo:color="#ff7f00" style:font-name="Arial" fo:font-size="12pt" fo:font-weight="normal" officeooo:rsid="001b104c" officeooo:paragraph-rsid="001b104c" style:font-size-asian="10.5pt" style:font-weight-asian="normal" style:font-size-complex="12pt" style:font-weight-complex="normal"/>
    </style:style>
    <style:style style:name="P23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color="#000000" style:font-name="Arial" fo:font-size="12pt" fo:font-weight="normal" officeooo:rsid="007ee83a" officeooo:paragraph-rsid="001f4d27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style:font-name="Arial" fo:font-size="12pt" fo:font-weight="bold" officeooo:rsid="001c6aa8" style:font-size-asian="10.5pt" style:font-weight-asian="bold" style:font-size-complex="12pt" style:font-weight-complex="bold"/>
    </style:style>
    <style:style style:name="T4" style:family="text">
      <style:text-properties officeooo:rsid="001a5add"/>
    </style:style>
    <style:style style:name="T5" style:family="text">
      <style:text-properties fo:color="#ff7f00"/>
    </style:style>
    <style:style style:name="T6" style:family="text">
      <style:text-properties fo:color="#ff7f00" fo:font-weight="bold" style:font-weight-asian="bold" style:font-weight-complex="bold"/>
    </style:style>
    <style:style style:name="T7" style:family="text">
      <style:text-properties officeooo:rsid="001b104c"/>
    </style:style>
    <style:style style:name="T8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9" style:family="text">
      <style:text-properties officeooo:rsid="001c6aa8"/>
    </style:style>
    <style:style style:name="T10" style:family="text">
      <style:text-properties officeooo:rsid="001e81e3"/>
    </style:style>
    <style:style style:name="T11" style:family="text">
      <style:text-properties style:font-name="Arial" style:font-size-asian="12pt"/>
    </style:style>
    <style:style style:name="T12" style:family="text">
      <style:text-properties style:font-name="Arial" officeooo:rsid="007ee83a" style:font-size-asian="12pt"/>
    </style:style>
    <style:style style:name="T13" style:family="text">
      <style:text-properties style:font-name="Arial" officeooo:rsid="009f9733" style:font-size-asian="12pt"/>
    </style:style>
    <style:style style:name="T14" style:family="text">
      <style:text-properties style:font-name="Arial" fo:font-weight="bold" style:font-size-asian="12pt" style:font-weight-asian="bold" style:font-weight-complex="bold"/>
    </style:style>
    <style:style style:name="T15" style:family="text">
      <style:text-properties style:font-name="Arial" fo:font-weight="bold" officeooo:rsid="007ee83a" style:font-size-asian="12pt" style:font-weight-asian="bold" style:font-weight-complex="bold"/>
    </style:style>
    <style:style style:name="T16" style:family="text">
      <style:text-properties fo:color="#800000" style:font-name="Arial" officeooo:rsid="007ee83a" style:font-size-asian="12pt"/>
    </style:style>
    <style:style style:name="T17" style:family="text">
      <style:text-properties fo:color="#00a800" style:font-name="Arial" style:font-size-asian="12pt"/>
    </style:style>
    <style:style style:name="T18" style:family="text">
      <style:text-properties style:text-position="super 58%" style:font-name="Arial" style:font-size-asian="12pt"/>
    </style:style>
    <style:style style:name="T19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ière organique </text:p>
      <text:p text:style-name="P1"/>
      <text:p text:style-name="P3">- Matières osseuses en contexte archéologique</text:p>
      <text:p text:style-name="P3">Difficulté d’identifié car plusieurs caractérisation de la matière = Des matériaux « différents » des animaux et espèces variés </text:p>
      <text:p text:style-name="P3">- os, ivoire, bois de cervidé</text:p>
      <text:p text:style-name="P3">- d’autres matériaux : corne, écaille</text:p>
      <text:p text:style-name="P3">objet fortement travaillés, petite dimension, altérations </text:p>
      <text:p text:style-name="P3">→ perte des critères de reconnaissance </text:p>
      <text:p text:style-name="P3"/>
      <text:p text:style-name="P3">= plusieurs matières osseuses, toutes différent, mais pas que os, les archéologues doivent trouver des solutions, analyse à ce problème. </text:p>
      <text:p text:style-name="P3"/>
      <text:p text:style-name="P3"><text:span text:style-name="T2">Qu’est ce que l’os</text:span> = c’est un matériaux complexe, composé d’espèce minéral et organique. Les objets sont <text:span text:style-name="T1">hétérogènes</text:span> à différentes échelle. </text:p>
      <text:p text:style-name="P3"><text:span text:style-name="T1">= os : mélange de composite organique&amp;minéral</text:span> </text:p>
      <text:p text:style-name="P3"/>
      <text:p text:style-name="P3">Différent = dimensions, natures, organisations </text:p>
      <text:p text:style-name="P3">Description=  : outils conceptuels, performances analytique</text:p>
      <text:p text:style-name="P3"/>
      <text:p text:style-name="P5"><text:span text:style-name="T8">Substances minéral </text:span>:</text:p>
      <text:p text:style-name="P5"/>
      <text:p text:style-name="P16"><text:span text:style-name="T6">Qu’elles types de méthodes pour analysé la caractérisation des matériaux osseux ?</text:span> </text:p>
      <text:p text:style-name="P3">→ spectroscopies vibrationnelles : interaction lumière-matière : <text:span text:style-name="T4">exemple spectroscopie infrarouge </text:span></text:p>
      <text:p text:style-name="P4">= envoyer de l’énergie sur la matière, il peut être absorbé puis transmission ou réflexion, fluorescence, diffusion </text:p>
      <text:p text:style-name="P4">spectroscopie vibrationnel : permettent d’obtenir des informations sur les liaisons chimique avec les atomes, on revient alors à une structure chimique. </text:p>
      <text:p text:style-name="P4">Organisation des atomes : liaisons chimique </text:p>
      <text:p text:style-name="P4">L’énergie des vibrations sont spécifique des laisions et des atomes : c’est ce qu’on appelle signature structurale </text:p>
      <text:p text:style-name="P4">Vibrations = interaction onde électromagnétique/matière </text:p>
      <text:p text:style-name="P4"/>
      <text:p text:style-name="P4"><text:span text:style-name="T6">Etude : spectroscopie infrarouge, signature des os et des ivoires :</text:span> </text:p>
      <text:p text:style-name="P4">- Identifié os ou ivoire : difficile à savoir donc → spectroscopie infrarouge permet de séparer les os et les ivoires <text:span text:style-name="T7">alors que plusieurs animaux </text:span></text:p>
      <text:p text:style-name="P5">- avec tous les résultats = isolé:par exmeple ivoire de morse, cachalots pour connaître les sources des os et ivoire (appartient à quel animaux)</text:p>
      <text:p text:style-name="P5"/>
      <text:p text:style-name="P5"><text:span text:style-name="T8">Substances organique naturelle :</text:span> </text:p>
      <text:p text:style-name="P5"/>
      <text:p text:style-name="P6">= pour connaître matériaux animal ou végétal &amp; matériaux brute(miel) animal)) bitumes gommes (végétal brut) <text:s/>// transformés (produit laitiers(animal)), (boissons fermenté (végétal)) : <text:span text:style-name="T9">matériaux organique amorphes </text:span></text:p>
      <text:p text:style-name="P6"/>
      <text:p text:style-name="P7"><text:s/><text:span text:style-name="T6">MATERIAUX ORGANIQUE AMORPHES </text:span></text:p>
      <text:p text:style-name="P5"/>
      <text:p text:style-name="P22">Matériaux organique amorphes : deux aspect : </text:p>
      <text:p text:style-name="P5"><text:span text:style-name="T1">→ conservation de ses matériaux </text:span>= matériaux très sensible à la dégradation </text:p>
      <text:p text:style-name="P5"><text:soft-page-break/>donc = diffuculté à les retrouver et reconnaître sur les sites </text:p>
      <text:p text:style-name="P5"><text:s text:c="8"/>= difficulté pour les identifier : les quantité sont elles suffisantes ? Les reliquats sont ils diagnostiques ? </text:p>
      <text:p text:style-name="P5"/>
      <text:p text:style-name="P17">→ identification : </text:p>
      <text:p text:style-name="P5">- pas de morphologie spécifique (échelle macroscopique ou microscopique)</text:p>
      <text:p text:style-name="P5"/>
      <text:p text:style-name="P5">=&gt; <text:span text:style-name="T9">L</text:span>ongtemps ces matériaux ont été régliéss dans les études archélogiques et/ou archéométrique</text:p>
      <text:p text:style-name="P5"/>
      <text:p text:style-name="P22">Types de résidus : </text:p>
      <text:p text:style-name="P5"><text:span text:style-name="T1">→ reste macroscopique</text:span> : qui est observable dans les résidu libre, dans les céramiques, sur les outillage lithique. </text:p>
      <text:p text:style-name="P8">Mais aussi revêtement sur bois : vernis, laques ..</text:p>
      <text:p text:style-name="P8">= reste qui se voit </text:p>
      <text:p text:style-name="P6"><text:span text:style-name="T1">→ reste moléculaire</text:span> : pas de restes visible car imprégné dans le sol + dans la céramique</text:p>
      <text:p text:style-name="P6"><text:span text:style-name="T9">= reste marco ou micro </text:span><text:s/><text:span text:style-name="T9">= qui ne se voit pas forcement </text:span></text:p>
      <text:p text:style-name="P6"/>
      <text:p text:style-name="P5">=&gt; méthodologie analytique adaptées / spécifique <text:span text:style-name="T9">= pour pouvoir travailler sur ses restes organique </text:span></text:p>
      <text:p text:style-name="P5"/>
      <text:p text:style-name="P8"><text:span text:style-name="T5">Usages multiples pour les objets du patrimoine :</text:span> </text:p>
      <text:p text:style-name="P8"><text:span text:style-name="T1">→ vernis, laques</text:span> (rev<text:span text:style-name="T10">ê</text:span>tement sur le bois) : mélanges résine+huile/essence etc </text:p>
      <text:p text:style-name="P8"><text:span text:style-name="T1">→ liants</text:span> : a<text:span text:style-name="T10">ppl</text:span>ications /fixation de la couleur : huiles, œuf, gommes, cire </text:p>
      <text:p text:style-name="P8"><text:span text:style-name="T1">→ pigment</text:span> : molécule organique &amp; complexe organique / minéral : pigment laqués (molécules mordancée sur support minéral), bleu Maya (indigo + argile) </text:p>
      <text:p text:style-name="P8"/>
      <text:list xml:id="list828146078" text:style-name="L1">
        <text:list-item>
          <text:p text:style-name="P21"><text:span text:style-name="T3">La matière organique = c’est une modécule à base de carbone(C), hydrogène(H), oxygène(O) et azote(N) (ce sont les plus léger)</text:span></text:p>
        </text:list-item>
      </text:list>
      <text:p text:style-name="P2"/>
      <text:list xml:id="list101840775038129" text:continue-numbering="true" text:style-name="L1">
        <text:list-item>
          <text:p text:style-name="P21"><text:span text:style-name="T3">Organisation des atomes dans le tableau : ont les classes en fonctions de leurs numéro atomique Z. </text:span></text:p>
        </text:list-item>
      </text:list>
      <text:p text:style-name="P20"><text:span text:style-name="T3"/></text:p>
      <text:p text:style-name="P9">familles chimiques : exemple : </text:p>
      <text:p text:style-name="P9">les huiles :</text:p>
      <text:p text:style-name="P9"/>
      <text:p text:style-name="P18">→ <text:span text:style-name="T12">Les résines terpéniques:</text:span></text:p>
      <text:p text:style-name="P23">- Diterpéniques = 20 atomes de carbone</text:p>
      <text:p text:style-name="P23">- Exsudats (qui sort de l’arbre) = Copal, Sandaraque</text:p>
      <text:p text:style-name="P23">- Issu distillation résine = Colophane, Térébenthine de Venise</text:p>
      <text:p text:style-name="P19">- Tritepéniques = 30 atomes de carbone</text:p>
      <text:p text:style-name="P11"><text:span text:style-name="T1">→ </text:span><text:span text:style-name="T15">Les huiles</text:span><text:span text:style-name="T16">: </text:span><text:span text:style-name="T12">- triglycérides majoritairement polyinsaturés</text:span></text:p>
      <text:p text:style-name="P10"><text:span text:style-name="T1">→ les gommes (sucres) :</text:span> <text:span text:style-name="T12">Polysaccharides (sucres) = gomme arabique, gomme adragan</text:span><text:span text:style-name="T13">t</text:span><text:span text:style-name="T12">e</text:span></text:p>
      <text:p text:style-name="P11"><text:span text:style-name="T15">→</text:span><text:span text:style-name="T14"> des colles </text:span><text:span text:style-name="T11">: animaux avec protéines, issu du collagène, extrait de peau, os, tendons, squelette et nageoires </text:span></text:p>
      <text:p text:style-name="P11"><text:span text:style-name="T11"/></text:p>
      <text:p text:style-name="P11"><text:span text:style-name="T11">- Les gourdons :</text:span></text:p>
      <text:p text:style-name="P11"><text:span text:style-name="T11">- végétaux : brai de bouleau</text:span></text:p>
      <text:p text:style-name="P11"><text:span text:style-name="T11">- minéraux : bitume</text:span></text:p>
      <text:p text:style-name="P11"><text:span text:style-name="T11"/></text:p>
      <text:p text:style-name="P11"><text:soft-page-break/><text:span text:style-name="T11">Matière anatomique amorphe : pour différencier différentes famille chimique diverse : gommes, colles, huiles, résine, bitume. </text:span></text:p>
      <text:p text:style-name="P11"><text:span text:style-name="T11"/></text:p>
      <text:p text:style-name="P11"><text:span text:style-name="T11">Pour pouvoir caractériser ses familles, ont utilise deux méthodes : </text:span></text:p>
      <text:p text:style-name="P11"><text:span text:style-name="T11">- les techniques séparatives</text:span></text:p>
      <text:p text:style-name="P11"><text:span text:style-name="T11">- spectroscopies vibrationnelles</text:span></text:p>
      <text:p text:style-name="P11"><text:span text:style-name="T11">=&gt; spécificité : performances analytiques, mise en œuvre ± délicate, ± destructive </text:span></text:p>
      <text:p text:style-name="P11"><text:span text:style-name="T11"/></text:p>
      <text:p text:style-name="P11"><text:span text:style-name="T11">Substances organique naturelle et patrimoine culturel = identification de l’origine du matériaux, ses usages et questions de conservation. = pour matériaux brut </text:span></text:p>
      <text:p text:style-name="P11"><text:span text:style-name="T11">Matériaux transformé par les technologie </text:span></text:p>
      <text:p text:style-name="P11"><text:span text:style-name="T11"/></text:p>
      <text:p text:style-name="P11"><text:span text:style-name="T11">= stratégie analytique = non invasive/non destructive(bonne méthode) // invasive/destructive (mauvaise méthode) </text:span></text:p>
      <text:p text:style-name="P11"><text:span text:style-name="T11"/></text:p>
      <text:p text:style-name="P12"><text:span text:style-name="T11">chromatographie = séparation de molécules en fonction de leurs affinités chimiques + selon leurs masses </text:span></text:p>
      <text:p text:style-name="P12"><text:span text:style-name="T11">méthode destructif, techniques variantes </text:span></text:p>
      <text:p text:style-name="P12"><text:span text:style-name="T11"/></text:p>
      <text:p text:style-name="P12"><text:span text:style-name="T17">EXEMPLE : usage d’objets céramiques </text:span></text:p>
      <text:p text:style-name="P12"><text:span text:style-name="T11">céramique : matériaux poreux : conservations des composés moléculaires, pénétration des contenus dans les matériaux. </text:span></text:p>
      <text:p text:style-name="P12"><text:span text:style-name="T11">Protocole analytique : bryage d’un fragment céramique, extraction des composants organiques, isolations de composants d’intérêt, analyse isotopique du carbone = permet de remontrer à l’usage de l’objet </text:span></text:p>
      <text:p text:style-name="P13"><text:span text:style-name="T11">= montre produit laitier dans céramique </text:span></text:p>
      <text:p text:style-name="P13"><text:span text:style-name="T11"/></text:p>
      <text:p text:style-name="P13"><text:span text:style-name="T11"/></text:p>
      <text:p text:style-name="P14"><text:span text:style-name="T11">Travailler sur objet qui doit pas être altéré, la spectroscopie roman est utile </text:span></text:p>
      <text:p text:style-name="P14"><text:span text:style-name="T11"/></text:p>
      <text:p text:style-name="P15"><text:span text:style-name="T11">exemple : analyse de violon italien du 18</text:span><text:span text:style-name="T18">e </text:span><text:span text:style-name="T11">: vernis violon </text:span></text:p>
      <text:p text:style-name="P15"><text:span text:style-name="T11">- deux zones : sur la table </text:span></text:p>
      <text:p text:style-name="P14"><text:span text:style-name="T11"/></text:p>
      <text:p text:style-name="P12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Source Sans Pro Black" svg:font-family="'Source Sans Pro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30T08:31:36.052000000</meta:creation-date>
    <meta:generator>LibreOffice/5.3.7.2$Windows_X86_64 LibreOffice_project/6b8ed514a9f8b44d37a1b96673cbbdd077e24059</meta:generator>
    <dc:date>2018-03-30T10:18:39.530000000</dc:date>
    <meta:editing-duration>PT24M36S</meta:editing-duration>
    <meta:editing-cycles>4</meta:editing-cycles>
    <meta:document-statistic meta:table-count="0" meta:image-count="0" meta:object-count="0" meta:page-count="3" meta:paragraph-count="76" meta:word-count="822" meta:character-count="5547" meta:non-whitespace-character-count="4739"/>
  </office:meta>
</office:document-meta>
</file>